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-1.508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0b1caf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0da483" officeooo:paragraph-rsid="000b1caf" style:font-name-asian="Monospace" style:font-size-asian="10.5pt" style:font-name-complex="Monospace" style:font-size-complex="10pt"/>
    </style:style>
    <style:style style:name="P9" style:family="paragraph" style:parent-style-name="Standard">
      <style:text-properties fo:font-size="10pt" officeooo:rsid="000da483" officeooo:paragraph-rsid="000b1caf" style:font-size-asian="10.5pt"/>
    </style:style>
    <style:style style:name="P10" style:family="paragraph" style:parent-style-name="Standard">
      <style:text-properties fo:font-size="10pt" officeooo:rsid="000daf9f" officeooo:paragraph-rsid="000b1caf" style:font-size-asian="10.5pt"/>
    </style:style>
    <style:style style:name="P11" style:family="paragraph" style:parent-style-name="Standard">
      <style:text-properties fo:font-size="10pt" style:text-underline-style="none" officeooo:rsid="000daf9f" officeooo:paragraph-rsid="000b1caf" style:font-size-asian="10.5pt"/>
    </style:style>
    <style:style style:name="P12" style:family="paragraph" style:parent-style-name="Standard" style:list-style-name="L1">
      <style:text-properties fo:font-size="10pt" style:text-underline-style="none" fo:font-weight="bold" officeooo:rsid="000daf9f" officeooo:paragraph-rsid="000b1caf" style:font-size-asian="10.5pt" style:font-weight-asian="bold" style:font-weight-complex="bold"/>
    </style:style>
    <style:style style:name="P13" style:family="paragraph" style:parent-style-name="Standard">
      <style:text-properties fo:font-size="10pt" style:text-underline-style="none" fo:font-weight="bold" officeooo:rsid="000daf9f" officeooo:paragraph-rsid="000b1caf" style:font-size-asian="10.5pt" style:font-weight-asian="bold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officeooo:rsid="000b1caf" style:font-weight-asian="bold" style:font-weight-complex="bold"/>
    </style:style>
    <style:style style:name="T3" style:family="text">
      <style:text-properties fo:color="#7f0055" style:font-name="Monospace" fo:font-weight="bold" officeooo:rsid="000da483" style:font-name-asian="Monospace" style:font-weight-asian="bold" style:font-name-complex="Monospace" style:font-size-complex="10pt" style:font-weight-complex="bold"/>
    </style:style>
    <style:style style:name="T4" style:family="text">
      <style:text-properties fo:color="#7f0055" style:font-name="Monospace" fo:font-weight="bold" officeooo:rsid="0012eb43" style:font-name-asian="Monospace" style:font-weight-asian="bold" style:font-name-complex="Monospace" style:font-size-complex="10pt" style:font-weight-complex="bold"/>
    </style:style>
    <style:style style:name="T5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6" style:family="text">
      <style:text-properties fo:color="#7f0055" style:font-name="Monospace" fo:font-size="9pt" style:text-underline-style="solid" style:text-underline-width="auto" style:text-underline-color="font-color" fo:font-weight="normal" officeooo:rsid="0012eb43" style:font-name-asian="Monospace" style:font-size-asian="9pt" style:font-weight-asian="normal" style:font-name-complex="Monospace" style:font-size-complex="9pt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3f5fb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2eb4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12eb43"/>
    </style:style>
    <style:style style:name="T14" style:family="text">
      <style:text-properties style:text-underline-style="solid" style:text-underline-width="auto" style:text-underline-color="font-color" officeooo:rsid="0013e9e1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3f7f5f" officeooo:rsid="000b1caf"/>
    </style:style>
    <style:style style:name="T18" style:family="text">
      <style:text-properties fo:color="#3f7f5f" officeooo:rsid="000bb889"/>
    </style:style>
    <style:style style:name="T19" style:family="text">
      <style:text-properties fo:color="#2a00f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c0"/>
    </style:style>
    <style:style style:name="T22" style:family="text">
      <style:text-properties fo:color="#0000c0" fo:font-style="italic" style:font-style-asian="italic" style:font-style-complex="italic"/>
    </style:style>
    <style:style style:name="T23" style:family="text">
      <style:text-properties officeooo:rsid="0012eb43"/>
    </style:style>
    <style:style style:name="T24" style:family="text">
      <style:text-properties officeooo:rsid="0013e9e1"/>
    </style:style>
    <style:style style:name="T25" style:family="text">
      <style:text-properties officeooo:rsid="000fb00b"/>
    </style:style>
    <style:style style:name="T26" style:family="text">
      <style:text-properties officeooo:rsid="000b1caf"/>
    </style:style>
    <style:style style:name="T27" style:family="text">
      <style:text-properties officeooo:rsid="000bb88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/**********************************************************************</text:p>
      <text:p text:style-name="P9"><text:tab/> <text:span text:style-name="T12">Nombre</text:span><text:span text:style-name="T23">:</text:span></text:p>
      <text:p text:style-name="P9"><text:span text:style-name="T23"><text:tab/><text:tab/></text:span><text:span text:style-name="T27">F</text:span><text:span text:style-name="T26">irma</text:span><text:span text:style-name="T27">r_Verificar_Asimetrico</text:span><text:span text:style-name="T25">_SunJCE</text:span><text:span text:style-name="T24">_v1.0</text:span></text:p>
      <text:p text:style-name="P11"/>
      <text:p text:style-name="P13"><text:span text:style-name="T23"><text:tab/></text:span><text:span text:style-name="T13">Descripcion:</text:span></text:p>
      <text:p text:style-name="P13"><text:span text:style-name="T23"><text:tab/><text:tab/>Codigo J</text:span><text:span text:style-name="T24">AVA</text:span><text:span text:style-name="T23"> para </text:span><text:span text:style-name="T26">firmar y verificar un fichero </text:span><text:span text:style-name="T23"><text:s/>usando </text:span><text:span text:style-name="T26">RSA o DSA</text:span></text:p>
      <text:p text:style-name="P13"><text:span text:style-name="T23"><text:tab/><text:tab/></text:span><text:span text:style-name="T26">como </text:span><text:span text:style-name="T23">algoritmos de </text:span><text:span text:style-name="T26">clave publica de firma del </text:span><text:span text:style-name="T23"><text:s/>provider</text:span><text:span text:style-name="T25">s</text:span><text:span text:style-name="T23"> “SunJCE”.</text:span></text:p>
      <text:p text:style-name="P13"><text:span text:style-name="T23"/></text:p>
      <text:p text:style-name="P13"><text:span text:style-name="T23"><text:tab/></text:span><text:span text:style-name="T14">Notas de uso:</text:span></text:p>
      <text:list xml:id="list26868568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26">Por defecto, firma con RSA-2048.</text:span></text:p>
                        </text:list-item>
                        <text:list-item>
                          <text:p text:style-name="P12"><text:span text:style-name="T25">Requiere dar la ubicacion concreta de lo</text:span><text:span text:style-name="T26">s</text:span><text:span text:style-name="T25"> ficher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23"/></text:p>
      <text:p text:style-name="P13"><text:span text:style-name="T23"><text:tab/></text:span><text:span text:style-name="T13">Fecha</text:span><text:span text:style-name="T23">:</text:span></text:p>
      <text:p text:style-name="P13"><text:span text:style-name="T23"><text:tab/><text:tab/>2</text:span><text:span text:style-name="T24">8</text:span><text:span text:style-name="T23">/11/2012</text:span></text:p>
      <text:p text:style-name="P10"><text:tab/><text:span text:style-name="T11">Autor: </text:span></text:p>
      <text:p text:style-name="P10"><text:s text:c="15"/><text:tab/>Francisco J. Fernandez Masaguer</text:p>
      <text:p text:style-name="P10"><text:tab/><text:tab/>ETSI TELECOMUNACION VIGO</text:p>
      <text:p text:style-name="P10"><text:tab/><text:tab/>Departamento Ingenieria Telematica</text:p>
      <text:p text:style-name="P10"><text:span text:style-name="T3"><text:s text:c="6"/><text:tab/></text:span><text:span text:style-name="T6">email: </text:span><text:a xlink:type="simple" xlink:href="mailto:francisco.fernandez@det.uvigo.es">francisco.fernandez@det.uvigo.es</text:a></text:p>
      <text:p text:style-name="P10"><text:span text:style-name="T4"/></text:p>
      <text:p text:style-name="P10"><text:span text:style-name="T23"><text:s text:c="15"/></text:span><text:span text:style-name="T12">Asignatura:</text:span></text:p>
      <text:p text:style-name="P10"><text:span text:style-name="T23"><text:tab/><text:tab/>SEGURIDAD. <text:s/>3º GETT. <text:s text:c="2"/></text:span>Curso <text:s/>2012/2013. </text:p>
      <text:p text:style-name="P9"><text:span text:style-name="T4"/></text:p>
      <text:p text:style-name="P8"><text:span text:style-name="T5">***********************************************************/</text:span></text:p>
      <text:p text:style-name="P1"><text:span text:style-name="T1">package</text:span><text:span text:style-name="T7"> practica1;</text:span></text:p>
      <text:p text:style-name="P1"><text:span text:style-name="T9"/></text:p>
      <text:p text:style-name="P1"><text:span text:style-name="T1">import</text:span><text:span text:style-name="T7"> </text:span><text:span text:style-name="T8">java.net</text:span><text:span text:style-name="T7">.*;</text:span></text:p>
      <text:p text:style-name="P1"><text:span text:style-name="T1">import</text:span><text:span text:style-name="T7"> java.io.*;</text:span></text:p>
      <text:p text:style-name="P1"><text:span text:style-name="T1">import</text:span><text:span text:style-name="T7"> java.security.*;</text:span></text:p>
      <text:p text:style-name="P1"><text:span text:style-name="T1">import</text:span><text:span text:style-name="T7"> java.security.spec.*;</text:span></text:p>
      <text:p text:style-name="P1"><text:span text:style-name="T1">import</text:span><text:span text:style-name="T7"> </text:span><text:span text:style-name="T8">javax.crypto</text:span><text:span text:style-name="T7">.*;</text:span></text:p>
      <text:p text:style-name="P1"><text:span text:style-name="T1">import</text:span><text:span text:style-name="T7"> </text:span><text:span text:style-name="T8">java.lang</text:span><text:span text:style-name="T7">.*;</text:span></text:p>
      <text:p text:style-name="P1"/>
      <text:p text:style-name="P7"><text:span text:style-name="T2"/></text:p>
      <text:p text:style-name="P1"><text:span text:style-name="T1">public</text:span><text:span text:style-name="T7"> </text:span><text:span text:style-name="T1">class</text:span><text:span text:style-name="T7"> FirmaDigital {</text:span></text:p>
      <text:p text:style-name="P1"><text:span text:style-name="T7"><text:s text:c="4"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args) </text:span><text:span text:style-name="T1">throws</text:span><text:span text:style-name="T7"> Exception { </text:span></text:p>
      <text:p text:style-name="P1"/>
      <text:p text:style-name="P1"><text:span text:style-name="T15"/></text:p>
      <text:p text:style-name="P1"><text:span text:style-name="T7"><text:tab/>FileInputStream fmensaje <text:s text:c="2"/>= </text:span><text:span text:style-name="T1">new</text:span><text:span text:style-name="T7"> FileInputStream(</text:span><text:span text:style-name="T19">".../Barco.jpg"</text:span><text:span text:style-name="T7">); <text:s text:c="5"/></text:span></text:p>
      <text:p text:style-name="P3"><text:s text:c="4"/></text:p>
      <text:p text:style-name="P1"><text:span text:style-name="T7"><text:s text:c="4"/>String </text:span><text:span text:style-name="T8">provider</text:span><text:span text:style-name="T7"> <text:s text:c="8"/>= </text:span><text:span text:style-name="T19">"SunJCE"</text:span><text:span text:style-name="T7">; </text:span></text:p>
      <text:p text:style-name="P1"><text:span text:style-name="T7"/></text:p>
      <text:p text:style-name="P1"><text:span text:style-name="T7"><text:s text:c="4"/>String algoritmo <text:s text:c="7"/>= <text:s/></text:span><text:span text:style-name="T19">"MD5withRSA"</text:span><text:span text:style-name="T7">; </text:span></text:p>
      <text:p text:style-name="P1"><text:span text:style-name="T7"><text:s text:c="4"/>String algoritmo_base <text:s text:c="2"/>= <text:s/></text:span><text:span text:style-name="T19">"RSA"</text:span><text:span text:style-name="T7">; <text:s text:c="3"/></text:span></text:p>
      <text:p text:style-name="P1"><text:span text:style-name="T7"><text:s text:c="4"/></text:span><text:span text:style-name="T1">int</text:span><text:span text:style-name="T7"> <text:s text:c="3"/>longitud_clave <text:s text:c="2"/>= <text:s/>2048; <text:s text:c="8"/></text:span></text:p>
      <text:p text:style-name="P1"><text:span text:style-name="T7"><text:s text:c="4"/></text:span><text:span text:style-name="T1">int</text:span><text:span text:style-name="T7"> <text:s text:c="3"/>longbloque;</text:span></text:p>
      <text:p text:style-name="P1"><text:span text:style-name="T7"><text:s text:c="4"/></text:span><text:span text:style-name="T1">byte</text:span><text:span text:style-name="T7"> <text:s text:c="2"/>bloque[] <text:s text:c="8"/>= </text:span><text:span text:style-name="T1">new</text:span><text:span text:style-name="T7"> </text:span><text:span text:style-name="T1">byte</text:span><text:span text:style-name="T7">[1024];</text:span></text:p>
      <text:p text:style-name="P1"><text:span text:style-name="T7"><text:s text:c="4"/></text:span><text:span text:style-name="T1">long</text:span><text:span text:style-name="T7"> <text:s text:c="2"/>filesize <text:s text:c="8"/>= 0;</text:span></text:p>
      <text:p text:style-name="P3"><text:s text:c="27"/></text:p>
      <text:p text:style-name="P1"><text:span text:style-name="T7"><text:s text:c="4"/></text:span><text:span text:style-name="T15">// </text:span><text:span text:style-name="T16">Crea</text:span><text:span text:style-name="T15"> </text:span><text:span text:style-name="T16">generador</text:span><text:span text:style-name="T15"> </text:span><text:span text:style-name="T16">de</text:span><text:span text:style-name="T15"> </text:span><text:span text:style-name="T16">claves</text:span><text:span text:style-name="T15"> </text:span></text:p>
      <text:p text:style-name="P3"><text:tab/><text:tab/> <text:s text:c="3"/></text:p>
      <text:p text:style-name="P3"><text:tab/>KeyPairGenerator keyPairGen; </text:p>
      <text:p text:style-name="P3"><text:tab/>keyPairGen = KeyPairGenerator.<text:span text:style-name="T20">getInstance</text:span>(algoritmo_base); <text:tab/></text:p>
      <text:p text:style-name="P3"><text:tab/> <text:s text:c="4"/></text:p>
      <text:p text:style-name="P1"><text:span text:style-name="T7"><text:tab/></text:span><text:span text:style-name="T15">// </text:span><text:span text:style-name="T16">Crea</text:span><text:span text:style-name="T15"> </text:span><text:span text:style-name="T16">generador</text:span><text:span text:style-name="T15"> </text:span><text:span text:style-name="T16">de</text:span><text:span text:style-name="T15"> </text:span><text:span text:style-name="T16">claves</text:span><text:span text:style-name="T15"> </text:span></text:p>
      <text:p text:style-name="P1"/>
      <text:p text:style-name="P1"><text:span text:style-name="T7"><text:s text:c="4"/>keyPairGen.initialize(longitud_clave);</text:span></text:p>
      <text:p text:style-name="P3"><text:s text:c="4"/></text:p>
      <text:p text:style-name="P1"><text:span text:style-name="T7"><text:tab/></text:span><text:span text:style-name="T15">// </text:span><text:span text:style-name="T16">Generamos</text:span><text:span text:style-name="T15"> </text:span><text:span text:style-name="T16">un</text:span><text:span text:style-name="T15"> par </text:span><text:span text:style-name="T16">de</text:span><text:span text:style-name="T15"> </text:span><text:span text:style-name="T16">claves</text:span><text:span text:style-name="T15"> (</text:span><text:span text:style-name="T16">publica</text:span><text:span text:style-name="T15"> y </text:span><text:span text:style-name="T16">privada</text:span><text:span text:style-name="T15">)</text:span></text:p>
      <text:p text:style-name="P3"><text:s text:c="4"/>KeyPair <text:s text:c="4"/>keypair <text:s text:c="3"/>= keyPairGen.genKeyPair();</text:p>
      <text:p text:style-name="P3"><text:s text:c="4"/>PrivateKey <text:s/>privateKey = keypair.getPrivate();</text:p>
      <text:p text:style-name="P3"><text:s text:c="4"/>PublicKey <text:s text:c="2"/>publicKey <text:s/>= keypair.getPublic();</text:p>
      <text:p text:style-name="P3"><text:soft-page-break/><text:s text:c="4"/></text:p>
      <text:p text:style-name="P1"><text:span text:style-name="T7"><text:tab/></text:span><text:span text:style-name="T15">/* </text:span><text:span text:style-name="T16">Visualizar</text:span><text:span text:style-name="T15"> </text:span><text:span text:style-name="T16">pareja</text:span><text:span text:style-name="T15"> </text:span><text:span text:style-name="T16">claves</text:span><text:span text:style-name="T15"> */</text:span></text:p>
      <text:p text:style-name="P1"/>
      <text:p text:style-name="P1"><text:span text:style-name="T7"><text:s text:c="4"/>System.</text:span><text:span text:style-name="T22">out</text:span><text:span text:style-name="T7">.println(</text:span><text:span text:style-name="T19">"*** CLAVES PRIVADA ***"</text:span><text:span text:style-name="T7">);<text:tab/>System.</text:span><text:span text:style-name="T22">out</text:span><text:span text:style-name="T7">.println(privateKey);</text:span></text:p>
      <text:p text:style-name="P1"><text:span text:style-name="T7"><text:s text:c="4"/>System.</text:span><text:span text:style-name="T22">out</text:span><text:span text:style-name="T7">.println(</text:span><text:span text:style-name="T19">"*** CLAVES PUBLICA ***"</text:span><text:span text:style-name="T7">);<text:tab/>System.</text:span><text:span text:style-name="T22">out</text:span><text:span text:style-name="T7">.println(publicKey);</text:span></text:p>
      <text:p text:style-name="P3"><text:s text:c="4"/></text:p>
      <text:p text:style-name="P1"><text:span text:style-name="T7"><text:s text:c="4"/>System.</text:span><text:span text:style-name="T22">out</text:span><text:span text:style-name="T7">.println(</text:span><text:span text:style-name="T19">"*** FIRMA <text:s text:c="3"/>***************************** "</text:span><text:span text:style-name="T7">);</text:span></text:p>
      <text:p text:style-name="P1"/>
      <text:p text:style-name="P1"><text:span text:style-name="T7"><text:s text:c="4"/></text:span><text:span text:style-name="T15">// </text:span><text:span text:style-name="T16">Creamos</text:span><text:span text:style-name="T15"> </text:span><text:span text:style-name="T16">un</text:span><text:span text:style-name="T15"> </text:span><text:span text:style-name="T16">objeto</text:span><text:span text:style-name="T15"> </text:span><text:span text:style-name="T16">para</text:span><text:span text:style-name="T15"> </text:span><text:span text:style-name="T16">firmar</text:span><text:span text:style-name="T15">/</text:span><text:span text:style-name="T16">verificar</text:span></text:p>
      <text:p text:style-name="P3"><text:tab/></text:p>
      <text:p text:style-name="P3"><text:s text:c="4"/>Signature signer = Signature.<text:span text:style-name="T20">getInstance</text:span>(algoritmo);</text:p>
      <text:p text:style-name="P1"/>
      <text:p text:style-name="P1"><text:span text:style-name="T7"><text:s text:c="4"/></text:span><text:span text:style-name="T15">// </text:span><text:span text:style-name="T16">Inicializamos</text:span><text:span text:style-name="T15"> el </text:span><text:span text:style-name="T16">objeto</text:span><text:span text:style-name="T15"> </text:span><text:span text:style-name="T16">para</text:span><text:span text:style-name="T15"> </text:span><text:span text:style-name="T16">firmar</text:span></text:p>
      <text:p text:style-name="P3"><text:s text:c="4"/>signer.initSign(privateKey);</text:p>
      <text:p text:style-name="P3"><text:tab/></text:p>
      <text:p text:style-name="P1"><text:span text:style-name="T7"><text:tab/></text:span><text:span text:style-name="T15">// </text:span><text:span text:style-name="T16">Para</text:span><text:span text:style-name="T15"> </text:span><text:span text:style-name="T16">firmar</text:span><text:span text:style-name="T15"> </text:span><text:span text:style-name="T16">primero</text:span><text:span text:style-name="T15"> </text:span><text:span text:style-name="T16">pasamos</text:span><text:span text:style-name="T15"> el hash </text:span><text:span text:style-name="T16">al</text:span><text:span text:style-name="T15"> </text:span><text:span text:style-name="T16">mensaje</text:span><text:span text:style-name="T15"> (</text:span><text:span text:style-name="T16">metodo</text:span><text:span text:style-name="T15"> "update")</text:span></text:p>
      <text:p text:style-name="P1"><text:span text:style-name="T7"><text:s text:c="6"/></text:span><text:span text:style-name="T15">// y </text:span><text:span text:style-name="T16">despues</text:span><text:span text:style-name="T15"> </text:span><text:span text:style-name="T16">firmamos</text:span><text:span text:style-name="T15"> el hash (</text:span><text:span text:style-name="T16">metodo</text:span><text:span text:style-name="T15"> sign).</text:span></text:p>
      <text:p text:style-name="P1"/>
      <text:p text:style-name="P1"><text:span text:style-name="T7"><text:s text:c="6"/></text:span><text:span text:style-name="T1">byte</text:span><text:span text:style-name="T7">[] firma = </text:span><text:span text:style-name="T1">null</text:span><text:span text:style-name="T7">;</text:span></text:p>
      <text:p text:style-name="P3"><text:tab/></text:p>
      <text:p text:style-name="P1"><text:span text:style-name="T7"><text:s text:c="6"/></text:span><text:span text:style-name="T1">while</text:span><text:span text:style-name="T7"> ((longbloque = fmensaje.read(bloque)) &gt; 0) {</text:span></text:p>
      <text:p text:style-name="P3"><text:s text:c="8"/><text:tab/>filesize = filesize + longbloque; <text:s text:c="3"/><text:tab/><text:tab/> <text:s text:c="4"/></text:p>
      <text:p text:style-name="P3"><text:s text:c="4"/><text:tab/><text:tab/>signer.update(bloque,0,longbloque);</text:p>
      <text:p text:style-name="P3"><text:s text:c="6"/>} <text:s/></text:p>
      <text:p text:style-name="P1"/>
      <text:p text:style-name="P3"><text:tab/>firma = signer.sign();</text:p>
      <text:p text:style-name="P3"><text:tab/></text:p>
      <text:p text:style-name="P1"><text:span text:style-name="T7"><text:tab/></text:span><text:span text:style-name="T1">double</text:span><text:span text:style-name="T7"> <text:s/></text:span><text:span text:style-name="T8">v</text:span><text:span text:style-name="T7"> = firma.</text:span><text:span text:style-name="T21">length</text:span><text:span text:style-name="T7">;</text:span></text:p>
      <text:p text:style-name="P3"><text:tab/></text:p>
      <text:p text:style-name="P1"><text:span text:style-name="T7"><text:tab/>System.</text:span><text:span text:style-name="T22">out</text:span><text:span text:style-name="T7">.println(</text:span><text:span text:style-name="T19">"*** Fin Firma. La firma es: "</text:span><text:span text:style-name="T7">);</text:span></text:p>
      <text:p text:style-name="P1"><text:span text:style-name="T7"><text:tab/></text:span><text:span text:style-name="T1">for</text:span><text:span text:style-name="T7"> (</text:span><text:span text:style-name="T1">int</text:span><text:span text:style-name="T7"> i=0; i&lt;firma.</text:span><text:span text:style-name="T21">length</text:span><text:span text:style-name="T7">; i++)</text:span></text:p>
      <text:p text:style-name="P1"><text:span text:style-name="T7"><text:tab/><text:tab/>System.</text:span><text:span text:style-name="T22">out</text:span><text:span text:style-name="T7">.print(firma[i] + </text:span><text:span text:style-name="T19">" "</text:span><text:span text:style-name="T7">);</text:span></text:p>
      <text:p text:style-name="P1"><text:span text:style-name="T7"><text:tab/>System.</text:span><text:span text:style-name="T22">out</text:span><text:span text:style-name="T7">.println();</text:span></text:p>
      <text:p text:style-name="P1"/>
      <text:p text:style-name="P3"><text:tab/>fmensaje.close();</text:p>
      <text:p text:style-name="P3"><text:tab/></text:p>
      <text:p text:style-name="P1"><text:span text:style-name="T7"><text:tab/></text:span><text:span text:style-name="T9">/*******************************************************************</text:span></text:p>
      <text:p text:style-name="P2"><text:tab/> * <text:s text:c="6"/><text:span text:style-name="T10">Verificacion</text:span></text:p>
      <text:p text:style-name="P2"><text:tab/> ******************************************************************/</text:p>
      <text:p text:style-name="P1"><text:span text:style-name="T7"><text:tab/>System.</text:span><text:span text:style-name="T22">out</text:span><text:span text:style-name="T7">.println(</text:span><text:span text:style-name="T19">"*** VERIFICACION ***************************** "</text:span><text:span text:style-name="T7">);</text:span></text:p>
      <text:p text:style-name="P1"/>
      <text:p text:style-name="P4"><text:span text:style-name="T7"><text:tab/>FileInputStream fmensajeV <text:s text:c="2"/>= </text:span><text:span text:style-name="T1">new </text:span><text:span text:style-name="T7">FileInputStream(</text:span><text:span text:style-name="T19">".../Barco.jpg"</text:span><text:span text:style-name="T7">); <text:s text:c="5"/></text:span></text:p>
      <text:p text:style-name="P1"/>
      <text:p text:style-name="P1"><text:span text:style-name="T7"><text:tab/></text:span><text:span text:style-name="T1">byte</text:span><text:span text:style-name="T7">[] privateBytes = privateKey.getEncoded();</text:span></text:p>
      <text:p text:style-name="P1"><text:span text:style-name="T7"><text:tab/></text:span><text:span text:style-name="T1">byte</text:span><text:span text:style-name="T7">[] publicBytes <text:s/>= publicKey.getEncoded();</text:span></text:p>
      <text:p text:style-name="P1"/>
      <text:p text:style-name="P1"><text:span text:style-name="T7"><text:tab/></text:span><text:span text:style-name="T15">//</text:span></text:p>
      <text:p text:style-name="P1"><text:span text:style-name="T7"><text:tab/>System.</text:span><text:span text:style-name="T22">out</text:span><text:span text:style-name="T7">.println(</text:span><text:span text:style-name="T19">"Longitud Privada = "</text:span><text:span text:style-name="T7"> + privateBytes.</text:span><text:span text:style-name="T21">length</text:span><text:span text:style-name="T7">);</text:span></text:p>
      <text:p text:style-name="P1"><text:span text:style-name="T7"><text:tab/>System.</text:span><text:span text:style-name="T22">out</text:span><text:span text:style-name="T7">.println(</text:span><text:span text:style-name="T19">"Longitud Publica = "</text:span><text:span text:style-name="T7"> + publicBytes.</text:span><text:span text:style-name="T21">length</text:span><text:span text:style-name="T7">);</text:span></text:p>
      <text:p text:style-name="P1"/>
      <text:p text:style-name="P1"><text:span text:style-name="T7"><text:tab/></text:span><text:span text:style-name="T15">// </text:span><text:span text:style-name="T16">Creamos</text:span><text:span text:style-name="T15"> </text:span><text:span text:style-name="T16">un</text:span><text:span text:style-name="T15"> </text:span><text:span text:style-name="T16">objeto</text:span><text:span text:style-name="T15"> </text:span><text:span text:style-name="T16">para</text:span><text:span text:style-name="T15"> </text:span><text:span text:style-name="T16">verificar</text:span></text:p>
      <text:p text:style-name="P3"><text:tab/>Signature verifier=Signature.<text:span text:style-name="T20">getInstance</text:span>(algoritmo);<text:tab/> </text:p>
      <text:p text:style-name="P3"><text:tab/></text:p>
      <text:p text:style-name="P1"><text:span text:style-name="T7"><text:tab/></text:span><text:span text:style-name="T15">//**** </text:span><text:span text:style-name="T17">Para verificar usamos la clave </text:span><text:span text:style-name="T16">Publica</text:span><text:span text:style-name="T15"> *******</text:span></text:p>
      <text:p text:style-name="P1"><text:span text:style-name="T15"><text:tab/>// </text:span><text:span text:style-name="T18">(por defecto las claves publicas se almacenan en formato X.509)</text:span></text:p>
      <text:p text:style-name="P3"/>
      <text:p text:style-name="P3"><text:tab/>EncodedKeySpec keySpec;</text:p>
      <text:p text:style-name="P1"><text:span text:style-name="T7"><text:tab/></text:span><text:span text:style-name="T1">if</text:span><text:span text:style-name="T7"> (publicKey.getFormat().equals(</text:span><text:span text:style-name="T19">"X.509"</text:span><text:span text:style-name="T7">))</text:span></text:p>
      <text:p text:style-name="P1"><text:span text:style-name="T7"><text:tab/><text:tab/>keySpec = </text:span><text:span text:style-name="T1">new</text:span><text:span text:style-name="T7"> X509EncodedKeySpec (publicBytes);</text:span></text:p>
      <text:p text:style-name="P1"><text:span text:style-name="T7"><text:tab/></text:span><text:span text:style-name="T1">else</text:span></text:p>
      <text:p text:style-name="P1"><text:span text:style-name="T7"><text:tab/><text:tab/>keySpec = </text:span><text:span text:style-name="T1">new</text:span><text:span text:style-name="T7"> PKCS8EncodedKeySpec(publicBytes);</text:span></text:p>
      <text:p text:style-name="P3"><text:tab/><text:tab/></text:p>
      <text:p text:style-name="P3"><text:soft-page-break/><text:s text:c="4"/>KeyFactory keyFactory = KeyFactory.<text:span text:style-name="T20">getInstance</text:span>(algoritmo_base);</text:p>
      <text:p text:style-name="P3"><text:s text:c="4"/>PublicKey <text:s/>publicKey2 = keyFactory.generatePublic(keySpec);</text:p>
      <text:p text:style-name="P1"/>
      <text:p text:style-name="P1"/>
      <text:p text:style-name="P1"><text:span text:style-name="T7"><text:tab/></text:span><text:span text:style-name="T15">// </text:span><text:span text:style-name="T16">Inicializamos</text:span><text:span text:style-name="T15"> el </text:span><text:span text:style-name="T16">objeto</text:span></text:p>
      <text:p text:style-name="P3"><text:tab/></text:p>
      <text:p text:style-name="P3"><text:s text:c="4"/>verifier.initVerify(publicKey2);</text:p>
      <text:p text:style-name="P3"><text:s text:c="4"/></text:p>
      <text:p text:style-name="P1"><text:span text:style-name="T7"><text:s text:c="4"/></text:span><text:span text:style-name="T1">while</text:span><text:span text:style-name="T7"> ((longbloque = fmensajeV.read(bloque)) &gt; 0) {</text:span></text:p>
      <text:p text:style-name="P3"><text:s text:c="8"/>filesize = filesize + longbloque; <text:s text:c="3"/><text:tab/><text:tab/> <text:s text:c="4"/></text:p>
      <text:p text:style-name="P3"><text:s text:c="4"/><text:tab/>verifier.update(bloque,0,longbloque);</text:p>
      <text:p text:style-name="P3"><text:s text:c="4"/>} <text:s/></text:p>
      <text:p text:style-name="P1"/>
      <text:p text:style-name="P1"><text:span text:style-name="T7"><text:tab/></text:span><text:span text:style-name="T1">boolean</text:span><text:span text:style-name="T7"> resultado = </text:span><text:span text:style-name="T1">false</text:span><text:span text:style-name="T7">;</text:span></text:p>
      <text:p text:style-name="P3"><text:tab/></text:p>
      <text:p text:style-name="P3"><text:tab/>resultado = verifier.verify(firma);</text:p>
      <text:p text:style-name="P3"><text:tab/></text:p>
      <text:p text:style-name="P1"><text:span text:style-name="T7"><text:tab/></text:span><text:span text:style-name="T1">if</text:span><text:span text:style-name="T7"> (resultado == </text:span><text:span text:style-name="T1">true</text:span><text:span text:style-name="T7">) </text:span></text:p>
      <text:p text:style-name="P1"><text:span text:style-name="T7"><text:tab/> <text:s text:c="3"/>System.</text:span><text:span text:style-name="T22">out</text:span><text:span text:style-name="T7">.print(</text:span><text:span text:style-name="T19">"Firma CORRECTA"</text:span><text:span text:style-name="T7">);</text:span></text:p>
      <text:p text:style-name="P1"><text:span text:style-name="T7"><text:tab/></text:span><text:span text:style-name="T1">else</text:span></text:p>
      <text:p text:style-name="P1"><text:span text:style-name="T7"><text:tab/> <text:s text:c="3"/>System.</text:span><text:span text:style-name="T22">out</text:span><text:span text:style-name="T7">.print(</text:span><text:span text:style-name="T19">"Firma NO correcta"</text:span><text:span text:style-name="T7">);<text:tab/> <text:s text:c="3"/></text:span></text:p>
      <text:p text:style-name="P3"><text:tab/></text:p>
      <text:p text:style-name="P3"><text:tab/>fmensajeV.close();</text:p>
      <text:p text:style-name="P1"/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37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2T17:49:34</meta:creation-date>
    <dc:date>2012-11-29T18:57:58</dc:date>
    <meta:editing-duration>PT00H20M58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3" meta:paragraph-count="123" meta:word-count="382" meta:character-count="4142"/>
  </office:meta>
</office:document-meta>
</file>